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e53f" officeooo:paragraph-rsid="0013e53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eak and continue</text:p>
      <text:p text:style-name="P1">BY ALEX ON JUNE 26TH, 2007 | LAST MODIFIED BY ALEX ON FEBRUARY 28TH, 2016</text:p>
      <text:p text:style-name="P1">Break</text:p>
      <text:p text:style-name="P1"/>
      <text:p text:style-name="P1">Although you have already seen the break statement in the context of switch statements, it deserves a fuller treatment since it can be used with other types of loops as well. The break statement causes a do, for, switch, or while statement to terminate. This includes the for each loops included in C++11.</text:p>
      <text:p text:style-name="P1"/>
      <text:p text:style-name="P1">Breaking a switch</text:p>
      <text:p text:style-name="P1"/>
      <text:p text:style-name="P1">In the context of a switch statement, a break is typically used at the end of each case to signify the case is finished (which prevents fall-through):</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switch (ch)</text:p>
      <text:p text:style-name="P1">{</text:p>
      <text:p text:style-name="P1"><text:s text:c="4"/>case '+':</text:p>
      <text:p text:style-name="P1"><text:s text:c="8"/>doAddition(x, y);</text:p>
      <text:p text:style-name="P1"><text:s text:c="8"/>break;</text:p>
      <text:p text:style-name="P1"><text:s text:c="4"/>case '-':</text:p>
      <text:p text:style-name="P1"><text:s text:c="8"/>doSubtraction(x, y);</text:p>
      <text:p text:style-name="P1"><text:s text:c="8"/>break;</text:p>
      <text:p text:style-name="P1"><text:s text:c="4"/>case '*':</text:p>
      <text:p text:style-name="P1"><text:s text:c="8"/>doMultiplication(x, y);</text:p>
      <text:p text:style-name="P1"><text:s text:c="8"/>break;</text:p>
      <text:p text:style-name="P1"><text:s text:c="4"/>case '/':</text:p>
      <text:p text:style-name="P1"><text:s text:c="8"/>doDivision(x, y);</text:p>
      <text:p text:style-name="P1"><text:s text:c="8"/>break;</text:p>
      <text:p text:style-name="P1">}</text:p>
      <text:p text:style-name="P1">Breaking a loop</text:p>
      <text:p text:style-name="P1"/>
      <text:p text:style-name="P1">In the context of a loop, a break statement can be used to cause the loop to terminate early:</text:p>
      <text:p text:style-name="P1"/>
      <text:p text:style-name="P1">1</text:p>
      <text:p text:style-name="P1">2</text:p>
      <text:p text:style-name="P1">3</text:p>
      <text:p text:style-name="P1">4</text:p>
      <text:p text:style-name="P1"><text:soft-page-break/>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include &lt;iostream&gt;</text:p>
      <text:p text:style-name="P1"><text:s/></text:p>
      <text:p text:style-name="P1">int main()</text:p>
      <text:p text:style-name="P1">{</text:p>
      <text:p text:style-name="P1"><text:s text:c="4"/>int sum = 0;</text:p>
      <text:p text:style-name="P1"><text:s/></text:p>
      <text:p text:style-name="P1"><text:s text:c="4"/>// Allow the user to enter up to 10 numbers</text:p>
      <text:p text:style-name="P1"><text:s text:c="4"/>for (int count=0; count &lt; 10; ++count)</text:p>
      <text:p text:style-name="P1"><text:s text:c="4"/>{</text:p>
      <text:p text:style-name="P1"><text:s text:c="8"/>std::cout &lt;&lt; "Enter a number to add, or 0 to exit: ";</text:p>
      <text:p text:style-name="P1"><text:s text:c="8"/>int num;</text:p>
      <text:p text:style-name="P1"><text:s text:c="8"/>std::cin &gt;&gt; num;</text:p>
      <text:p text:style-name="P1"><text:s/></text:p>
      <text:p text:style-name="P1"><text:s text:c="8"/>// exit loop if user enters 0</text:p>
      <text:p text:style-name="P1"><text:s text:c="8"/>if (num == 0)</text:p>
      <text:p text:style-name="P1"><text:s text:c="12"/>break;</text:p>
      <text:p text:style-name="P1"><text:s/></text:p>
      <text:p text:style-name="P1"><text:s text:c="8"/>// otherwise add number to our sum</text:p>
      <text:p text:style-name="P1"><text:s text:c="8"/>sum += num;</text:p>
      <text:p text:style-name="P1"><text:s text:c="4"/>}</text:p>
      <text:p text:style-name="P1"><text:s/></text:p>
      <text:p text:style-name="P1"><text:s text:c="4"/>std::cout &lt;&lt; "The sum of all the numbers you entered is " &lt;&lt; sum &lt;&lt; "\n";</text:p>
      <text:p text:style-name="P1"><text:s/></text:p>
      <text:p text:style-name="P1"><text:s text:c="4"/>return 0;</text:p>
      <text:p text:style-name="P1">}</text:p>
      <text:p text:style-name="P1">This program allows the user to type up to 10 numbers, and displays the sum of all the numbers entered at the end. If the user enters 0, the break causes the loop to terminate early (before 10 numbers have been entered).</text:p>
      <text:p text:style-name="P1"/>
      <text:p text:style-name="P1">Note that break can be used to get out of an infinite loop:</text:p>
      <text:p text:style-name="P1"/>
      <text:p text:style-name="P1"><text:soft-page-break/>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include &lt;iostream&gt;</text:p>
      <text:p text:style-name="P1"><text:s/></text:p>
      <text:p text:style-name="P1">int main()</text:p>
      <text:p text:style-name="P1">{</text:p>
      <text:p text:style-name="P1"><text:s text:c="4"/>while (true) // infinite loop</text:p>
      <text:p text:style-name="P1"><text:s text:c="4"/>{</text:p>
      <text:p text:style-name="P1"><text:s text:c="8"/>std::cout &lt;&lt; "Enter 0 to exit or anything else to continue: ";</text:p>
      <text:p text:style-name="P1"><text:s text:c="8"/>int num;</text:p>
      <text:p text:style-name="P1"><text:s text:c="8"/>std::cin &gt;&gt; num;</text:p>
      <text:p text:style-name="P1"><text:s/></text:p>
      <text:p text:style-name="P1"><text:s text:c="8"/>// exit loop if user enters 0</text:p>
      <text:p text:style-name="P1"><text:s text:c="8"/>if (num == 0)</text:p>
      <text:p text:style-name="P1"><text:s text:c="12"/>break;</text:p>
      <text:p text:style-name="P1"><text:s text:c="4"/>}</text:p>
      <text:p text:style-name="P1"><text:s/></text:p>
      <text:p text:style-name="P1"><text:s text:c="4"/>std::cout &lt;&lt; "We're out!\n";</text:p>
      <text:p text:style-name="P1"><text:s/></text:p>
      <text:p text:style-name="P1"><text:s text:c="4"/>return 0;</text:p>
      <text:p text:style-name="P1">}</text:p>
      <text:p text:style-name="P1">Break vs return</text:p>
      <text:p text:style-name="P1"/>
      <text:p text:style-name="P1">New programmers often have trouble understanding the difference between break and return. A break statement terminates the switch or loop, and execution continues at the first statement beyond the switch or loop. A return statement terminates the entire function that the loop is within, and execution continues at point where the function was called.</text:p>
      <text:p text:style-name="P1"/>
      <text:p text:style-name="P1">1</text:p>
      <text:p text:style-name="P1">2</text:p>
      <text:p text:style-name="P1">3</text:p>
      <text:p text:style-name="P1">4</text:p>
      <text:p text:style-name="P1">5</text:p>
      <text:p text:style-name="P1">6</text:p>
      <text:p text:style-name="P1">7</text:p>
      <text:p text:style-name="P1"><text:soft-page-break/>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30</text:p>
      <text:p text:style-name="P1">31</text:p>
      <text:p text:style-name="P1">#include &lt;iostream&gt;</text:p>
      <text:p text:style-name="P1"><text:s/></text:p>
      <text:p text:style-name="P1">int breakOrReturn()</text:p>
      <text:p text:style-name="P1">{</text:p>
      <text:p text:style-name="P1"><text:s text:c="4"/>while (true) // infinite loop</text:p>
      <text:p text:style-name="P1"><text:s text:c="4"/>{</text:p>
      <text:p text:style-name="P1"><text:s text:c="8"/>std::cout &lt;&lt; "Enter 'b' to break or 'r' to return: ";</text:p>
      <text:p text:style-name="P1"><text:s text:c="8"/>char ch;</text:p>
      <text:p text:style-name="P1"><text:s text:c="8"/>std::cin &gt;&gt; ch;</text:p>
      <text:p text:style-name="P1"><text:s/></text:p>
      <text:p text:style-name="P1"><text:s text:c="8"/>if (ch == 'b')</text:p>
      <text:p text:style-name="P1"><text:s text:c="12"/>break; // execution will continue at the first statement beyond the loop</text:p>
      <text:p text:style-name="P1"><text:s/></text:p>
      <text:p text:style-name="P1"><text:s text:c="8"/>if (ch == 'r')</text:p>
      <text:p text:style-name="P1"><text:s text:c="12"/>return 1; // return will cause the function to immediately return to the caller (in this case, main())</text:p>
      <text:p text:style-name="P1"><text:s text:c="4"/>}</text:p>
      <text:p text:style-name="P1"><text:s/></text:p>
      <text:p text:style-name="P1"><text:s text:c="4"/>// breaking the loop causes execution to resume here</text:p>
      <text:p text:style-name="P1"><text:s/></text:p>
      <text:p text:style-name="P1"><text:s text:c="4"/>std::cout &lt;&lt; "We broke out of the loop\n";</text:p>
      <text:p text:style-name="P1"><text:s/></text:p>
      <text:p text:style-name="P1"><text:s text:c="4"/>return 0;</text:p>
      <text:p text:style-name="P1">}</text:p>
      <text:p text:style-name="P1"><text:s/></text:p>
      <text:p text:style-name="P1">int main()</text:p>
      <text:p text:style-name="P1">{</text:p>
      <text:p text:style-name="P1"><text:s text:c="4"/>int returnValue = breakOrReturn();</text:p>
      <text:p text:style-name="P1"><text:soft-page-break/><text:s text:c="4"/>std::cout &lt;&lt; "Function breakOrContinue returned " &lt;&lt; returnValue &lt;&lt; '\n';</text:p>
      <text:p text:style-name="P1"><text:s/></text:p>
      <text:p text:style-name="P1"><text:s text:c="4"/>return 0;</text:p>
      <text:p text:style-name="P1">}</text:p>
      <text:p text:style-name="P1">Continue</text:p>
      <text:p text:style-name="P1"/>
      <text:p text:style-name="P1">The continue statement provides a convenient way to jump back to the top of a loop earlier than normal, which can be used to bypass the remainder of the loop for an iteration. Here’s an example of using continue:</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for (int count=0; count <text:s/>&lt; 20; ++count)</text:p>
      <text:p text:style-name="P1">{</text:p>
      <text:p text:style-name="P1"><text:s text:c="4"/>// if the number is divisible by 4, skip this iteration</text:p>
      <text:p text:style-name="P1"><text:s text:c="4"/>if ((count % 4) == 0)</text:p>
      <text:p text:style-name="P1"><text:s text:c="8"/>continue;</text:p>
      <text:p text:style-name="P1"><text:s/></text:p>
      <text:p text:style-name="P1"><text:s text:c="4"/>// If the number is not divisible by 4, keep going</text:p>
      <text:p text:style-name="P1"><text:s text:c="4"/>cout &lt;&lt; count &lt;&lt; endl;</text:p>
      <text:p text:style-name="P1">}</text:p>
      <text:p text:style-name="P1">This program prints all of the numbers from 0 to 19 that aren’t divisible by 4.</text:p>
      <text:p text:style-name="P1"/>
      <text:p text:style-name="P1">Be careful when using a continue statement with while or do while loops. Because these loops typically increment the loop variables in the body of the loop, using continue can cause the loop to become infinite! Consider the following program:</text:p>
      <text:p text:style-name="P1"/>
      <text:p text:style-name="P1">1</text:p>
      <text:p text:style-name="P1">2</text:p>
      <text:p text:style-name="P1">3</text:p>
      <text:p text:style-name="P1">4</text:p>
      <text:p text:style-name="P1">5</text:p>
      <text:p text:style-name="P1">6</text:p>
      <text:p text:style-name="P1">7</text:p>
      <text:p text:style-name="P1">8</text:p>
      <text:p text:style-name="P1">int count(0);</text:p>
      <text:p text:style-name="P1">while (count &lt; 10)</text:p>
      <text:p text:style-name="P1">{</text:p>
      <text:p text:style-name="P1"><text:s text:c="4"/>if (count == 5)</text:p>
      <text:p text:style-name="P1"><text:s text:c="8"/>continue;</text:p>
      <text:p text:style-name="P1"><text:s text:c="4"/>cout &lt;&lt; count &lt;&lt; " ";</text:p>
      <text:p text:style-name="P1"><text:s text:c="4"/>++count;</text:p>
      <text:p text:style-name="P1">}</text:p>
      <text:p text:style-name="P1">This program is intended to print every number between 0 and 9 except 5. But it actually prints:</text:p>
      <text:p text:style-name="P1"/>
      <text:p text:style-name="P1"><text:soft-page-break/>0 1 2 3 4</text:p>
      <text:p text:style-name="P1">and then goes into an infinite loop. When count is 5, the if statement evaluates to true, and the loop returns back to the top. The count variable is never incremented. Consequently, on the next pass, count is still 5, the if statement is still true, and the program continues to loop forever.</text:p>
      <text:p text:style-name="P1"/>
      <text:p text:style-name="P1">Using break and continue</text:p>
      <text:p text:style-name="P1"/>
      <text:p text:style-name="P1">Many textbooks caution readers not to use break and continue, both because it causes the execution flow to jump around and because it can make the flow of logic harder to follow. For example, a break in the middle of a complicated piece of logic could either be missed, or it may not be obvious under what conditions it should be triggered.</text:p>
      <text:p text:style-name="P1"/>
      <text:p text:style-name="P1">However, used judiciously, break and continue can help make loops more readable by keeping the number of nested blocks down and reducing the need for complicated looping logic.</text:p>
      <text:p text:style-name="P1"/>
      <text:p text:style-name="P1">For example, consider the following program:</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include &lt;iostream&gt;</text:p>
      <text:p text:style-name="P1"><text:s/></text:p>
      <text:p text:style-name="P1">int main()</text:p>
      <text:p text:style-name="P1">{</text:p>
      <text:p text:style-name="P1"><text:s text:c="4"/>int count(0); // count how many times the loop iterates</text:p>
      <text:p text:style-name="P1"><text:s text:c="4"/>bool exitLoop(false); // controls whether the loop ends or not</text:p>
      <text:p text:style-name="P1"><text:s text:c="4"/>while (!exitLoop)</text:p>
      <text:p text:style-name="P1"><text:s text:c="4"/>{</text:p>
      <text:p text:style-name="P1"><text:s text:c="8"/>std::cout &lt;&lt; "Enter 'e' to exit this loop or any other key to continue: ";</text:p>
      <text:p text:style-name="P1"><text:s text:c="8"/>char ch;</text:p>
      <text:p text:style-name="P1"><text:s text:c="8"/>std::cin &gt;&gt; ch;</text:p>
      <text:p text:style-name="P1"><text:s/></text:p>
      <text:p text:style-name="P1"><text:soft-page-break/><text:s text:c="8"/>if (ch == 'e')</text:p>
      <text:p text:style-name="P1"><text:s text:c="12"/>exitLoop = true;</text:p>
      <text:p text:style-name="P1"><text:s text:c="8"/>else</text:p>
      <text:p text:style-name="P1"><text:s text:c="8"/>{</text:p>
      <text:p text:style-name="P1"><text:s text:c="12"/>++count;</text:p>
      <text:p text:style-name="P1"><text:s text:c="12"/>std::cout &lt;&lt; "We've iterated " &lt;&lt; count &lt;&lt; " times\n";</text:p>
      <text:p text:style-name="P1"><text:s text:c="8"/>}</text:p>
      <text:p text:style-name="P1"><text:s text:c="4"/>}</text:p>
      <text:p text:style-name="P1"><text:s/></text:p>
      <text:p text:style-name="P1"><text:s text:c="4"/>return 0;</text:p>
      <text:p text:style-name="P1">}</text:p>
      <text:p text:style-name="P1">This program uses a boolean variable to control whether the loop continues or not, as well as a nested block that only runs if the user doesn’t exit.</text:p>
      <text:p text:style-name="P1"/>
      <text:p text:style-name="P1">Here’s a version that’s easier to understand, using a break statement:</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include &lt;iostream&gt;</text:p>
      <text:p text:style-name="P1"><text:s/></text:p>
      <text:p text:style-name="P1">int main()</text:p>
      <text:p text:style-name="P1">{</text:p>
      <text:p text:style-name="P1"><text:s text:c="4"/>int count(0); // count how many times the loop iterates</text:p>
      <text:p text:style-name="P1"><text:s text:c="4"/>while (true) // loop until user terminates</text:p>
      <text:p text:style-name="P1"><text:s text:c="4"/>{</text:p>
      <text:p text:style-name="P1"><text:s text:c="8"/>std::cout &lt;&lt; "Enter 'e' to exit this loop or any other key to continue: ";</text:p>
      <text:p text:style-name="P1"><text:s text:c="8"/>char ch;</text:p>
      <text:p text:style-name="P1"><text:s text:c="8"/>std::cin &gt;&gt; ch;</text:p>
      <text:p text:style-name="P1"><text:s/></text:p>
      <text:p text:style-name="P1"><text:s text:c="8"/>if (ch == 'e')</text:p>
      <text:p text:style-name="P1"><text:s text:c="12"/>break;</text:p>
      <text:p text:style-name="P1"><text:s/></text:p>
      <text:p text:style-name="P1"><text:s text:c="8"/>++count;</text:p>
      <text:p text:style-name="P1"><text:s text:c="8"/>std::cout &lt;&lt; "We've iterated " &lt;&lt; count &lt;&lt; " times\n";</text:p>
      <text:p text:style-name="P1"><text:soft-page-break/><text:s text:c="4"/>}</text:p>
      <text:p text:style-name="P1"><text:s/></text:p>
      <text:p text:style-name="P1"><text:s text:c="4"/>return 0;</text:p>
      <text:p text:style-name="P1">}</text:p>
      <text:p text:style-name="P1">In this version, by using a single break statement, we’ve avoided the use of a boolean variable (and having to understand both what its intended use is, and where it is set), an else statement, and a nested block.</text:p>
      <text:p text:style-name="P1"/>
      <text:p text:style-name="P1">Minimizing the number of variables used and keeping the number of nested blocks down both improve code understandability more than a break or continue harms it. For that reason, we believe judicious use of break or continue is accept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01:27:04.915528769</meta:creation-date>
    <dc:date>2016-03-14T01:28:26.796788342</dc:date>
    <meta:editing-duration>P0D</meta:editing-duration>
    <meta:editing-cycles>1</meta:editing-cycles>
    <meta:document-statistic meta:table-count="0" meta:image-count="0" meta:object-count="0" meta:page-count="8" meta:paragraph-count="327" meta:word-count="1238" meta:character-count="6671" meta:non-whitespace-character-count="5119"/>
    <meta:generator>LibreOffice/4.2.8.2$Linux_X86_64 LibreOffice_project/420m0$Build-2</meta:generator>
  </office:meta>
</office:document-meta>
</file>